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Text_20_Master-title">
      <style:graphic-properties fo:min-height="6cm"/>
    </style:style>
    <style:style style:name="pr8" style:family="presentation" style:parent-style-name="Text_20_Master-notes">
      <style:graphic-properties draw:fill-color="#ffffff" fo:min-height="12.322cm"/>
    </style:style>
    <style:style style:name="pr9" style:family="presentation" style:parent-style-name="Text_20_Master-title">
      <style:graphic-properties fo:min-height="5.75cm"/>
    </style:style>
    <style:style style:name="pr10" style:family="presentation" style:parent-style-name="Text_20_Master-title">
      <style:graphic-properties draw:auto-grow-height="true" fo:min-height="11.5cm"/>
    </style:style>
    <style:style style:name="pr11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94bd5e" fo:font-family="Optima" style:font-style-name="ExtraBlack" style:font-pitch="variable" fo:font-weight="bold" style:font-weight-asian="bold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666666"/>
    </style:style>
    <style:style style:name="P5" style:family="paragraph">
      <style:text-properties fo:font-size="20pt"/>
    </style:style>
    <style:style style:name="P6" style:family="paragraph">
      <style:text-properties fo:color="#94bd5e"/>
    </style:style>
    <style:style style:name="P7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color="#7da647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94bd5e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94bd5e"/>
    </style:style>
    <style:style style:name="T3" style:family="text">
      <style:text-properties fo:color="#666666"/>
    </style:style>
    <style:style style:name="T4" style:family="text">
      <style:text-properties fo:color="#ff6633"/>
    </style:style>
    <style:style style:name="T5" style:family="text">
      <style:text-properties fo:font-size="20pt"/>
    </style:style>
    <style:style style:name="T6" style:family="text">
      <style:text-properties fo:color="#7da647"/>
    </style:style>
    <style:style style:name="T7" style:family="text">
      <style:text-properties fo:color="#7da647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5.103cm" svg:x="1cm" svg:y="0.074cm" presentation:class="title" presentation:user-transformed="true">
          <draw:text-box>
            <text:p text:style-name="P1"><text:span text:style-name="T1">Role of the Team Memb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To understand the <text:span text:style-name="T2">responsibilities</text:span> and <text:span text:style-name="T2">activities</text:span> of a team member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The focus is on learning.</text:p>
              <text:p/>
              <text:p>It is capacity building!</text:p>
              <text:p>--- not just project management.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Only </text:span><text:span text:style-name="T2">one role</text:span><text:span text:style-name="T3"> in OpenAgile 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>
            <draw:text-box>
              <text:p><text:span text:style-name="T5">Encourage people to use the pennies to show what their actual work looks like.</text:span></text:p>
            </draw:text-box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023cm" svg:x="1cm" svg:y="0.977cm" presentation:class="title" presentation:user-transformed="true">
          <draw:text-box>
            <text:p><text:span text:style-name="T2">Core Responsibilities 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3cm" svg:x="2.159cm" svg:y="13.271cm" presentation:class="notes" presentation:user-transformed="true">
            <draw:text-box>
              <text:p>See next slides for the sequence of Core Responsibilities.</text:p>
            </draw:text-box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7" draw:layer="layout" svg:width="26cm" svg:height="6cm" svg:x="1cm" svg:y="7cm" presentation:class="title" presentation:user-transformed="true">
          <draw:text-box>
            <text:p><text:span text:style-name="T2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2">Self-organizing</text:span><text:span text:style-name="T3"> and self-managing 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Does work that is </text:span><text:span text:style-name="T6">valuable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9" draw:layer="layout" svg:width="26cm" svg:height="9.07cm" svg:x="1cm" svg:y="5.431cm" presentation:class="title" presentation:user-transformed="true">
          <draw:text-box>
            <text:p><text:span text:style-name="T2">Contributes</text:span> <text:span text:style-name="T3">knowledge, skills and exper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Helps the team meet its </text:span><text:span text:style-name="T6">commitment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3">Communicates </text:span><text:span text:style-name="T2">openly</text:span><text:span text:style-name="T3"> with the team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023cm" svg:x="1cm" svg:y="0.977cm" presentation:class="title" presentation:user-transformed="true">
          <draw:text-box>
            <text:p><text:span text:style-name="T2">Core Activities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6">Full participation</text:span><text:span text:style-name="T3"> in all meeting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6">Volunteering</text:span><text:span text:style-name="T3"> for task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6">Updating</text:span><text:span text:style-name="T3"> task statu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6">Identifying</text:span><text:span text:style-name="T3"> new tasks as they are discovered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ext_20_Master" presentation:presentation-page-layout-name="AL1T19">
        <office:forms form:automatic-focus="false" form:apply-design-mode="false"/>
        <draw:frame presentation:style-name="pr5" draw:text-style-name="P4" draw:layer="layout" svg:width="26cm" svg:height="19.023cm" svg:x="1cm" svg:y="0.977cm" presentation:class="title" presentation:user-transformed="true">
          <draw:text-box>
            <text:p><text:span text:style-name="T6">Working</text:span><text:span text:style-name="T3"> with other team member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ext_20_Master" presentation:presentation-page-layout-name="AL1T19">
        <office:forms form:automatic-focus="false" form:apply-design-mode="false"/>
        <draw:frame presentation:style-name="pr10" draw:text-style-name="P4" draw:layer="layout" svg:width="26cm" svg:height="11.5cm" svg:x="1cm" svg:y="4cm" presentation:class="title" presentation:user-transformed="true">
          <draw:text-box>
            <text:p><text:span text:style-name="T3">What are the </text:span><text:span text:style-name="T6">attitudes</text:span><text:span text:style-name="T3"> of an effective team memb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Image_20_Master_20_-_20_Black_20_Title">
        <office:forms form:automatic-focus="false" form:apply-design-mode="false"/>
        <draw:frame draw:style-name="gr2" draw:text-style-name="P8" draw:layer="layout" svg:width="27cm" svg:height="21.223cm" svg:x="0.5cm" svg:y="-0.029cm">
          <draw:text-box>
            <text:p text:style-name="P7"><text:span text:style-name="T7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1" draw:text-style-name="P5" draw:layer="layout" svg:width="17.271cm" svg:height="12.573cm" svg:x="2.159cm" svg:y="13.271cm" presentation:class="notes">
            <draw:text-box>
              <text:p><text:span text:style-name="T5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2:00:28</meta:creation-date>
    <meta:editing-duration>PT02H06M15S</meta:editing-duration>
    <meta:editing-cycles>20</meta:editing-cycles>
    <meta:generator>OpenOffice.org/3.2$Win32 OpenOffice.org_project/320m18$Build-9502</meta:generator>
    <dc:date>2010-07-22T22:49:07.47</dc:date>
    <dc:creator>David Parker</dc:cre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